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Párrafodelista" style:list-style-name="LFO1" style:family="paragraph">
      <style:text-properties fo:font-size="14pt" style:font-size-asian="14pt" style:font-size-complex="14pt"/>
    </style:style>
    <style:style style:name="P7" style:parent-style-name="Párrafodelista" style:list-style-name="LFO1" style:family="paragraph">
      <style:text-properties fo:font-size="14pt" style:font-size-asian="14pt" style:font-size-complex="14pt"/>
    </style:style>
    <style:style style:name="P8" style:parent-style-name="Párrafodelista" style:list-style-name="LFO1" style:family="paragraph"/>
    <style:style style:name="T9" style:parent-style-name="Fuentedepárrafopredeter." style:family="text">
      <style:text-properties fo:font-size="14pt" style:font-size-asian="14pt" style:font-size-complex="14pt"/>
    </style:style>
    <style:style style:name="T10" style:parent-style-name="Fuentedepárrafopredeter." style:family="text">
      <style:text-properties fo:font-size="14pt" style:font-size-asian="14pt" style:font-size-complex="14pt"/>
    </style:style>
    <style:style style:name="T11" style:parent-style-name="Fuentedepárrafopredeter.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2">ITERACIÓN #2</text:span></text:p>
      <text:p text:style-name="P3">CASO DE USO: Cambiar conductor</text:p>
      <text:p text:style-name="P4">Especificación de requisitos</text:p>
      <text:p text:style-name="P5"/>
      <text:list text:style-name="LFO1" text:continue-numbering="true">
        <text:list-item>
          <text:p text:style-name="P6">El sistema debe poder identificar un<text:s/>propietario de la tabla PROPIETARIOS de la base de datos<text:s/>a partir de la matrícula de su coche.</text:p>
        </text:list-item>
        <text:list-item>
          <text:p text:style-name="P7">El sistema debe pedir al<text:s/>usuario el nuevo<text:s/>propietario<text:s/>del coche y la matrícula del coche en cuestión.</text:p>
        </text:list-item>
        <text:list-item>
          <text:p text:style-name="P8"><text:span text:style-name="T9">El sistema debe escribir el nuevo</text:span><text:span text:style-name="T10"><text:s/>propietario</text:span><text:span text:style-name="T11"><text:s/>en la base de datos de la DGT, y avisar al usuario de si la operación ha tenido éxito o no.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ÍA GONZÁLEZ GUTIÉRREZ</meta:initial-creator>
    <dc:creator>MARÍA GONZÁLEZ GUTIÉRREZ</dc:creator>
    <meta:creation-date>2016-11-27T11:27:00Z</meta:creation-date>
    <dc:date>2016-11-27T20:17:00Z</dc:date>
    <meta:template xlink:href="Normal" xlink:type="simple"/>
    <meta:editing-cycles>2</meta:editing-cycles>
    <meta:editing-duration>PT2700S</meta:editing-duration>
    <meta:document-statistic meta:page-count="1" meta:paragraph-count="1" meta:word-count="68" meta:character-count="446" meta:row-count="3" meta:non-whitespace-character-count="379"/>
  </office:meta>
</office:document-meta>
</file>